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5152777777778cm"/>
    </style:style>
    <style:style style:name="co4" style:family="table-column">
      <style:table-column-properties fo:break-before="auto" style:column-width="3.15736111111111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5-20T00:00:00" table:style-name="ce4">
            <text:p>20.05.22</text:p>
          </table:table-cell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Spielkonzepterstellung und eigene Features eingebau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ML Klassendiagramm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In Git einarbeit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inarbeitung in Vererbung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stellung der benötigtten Objekte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ommentieren der Methoden und Variab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4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Git Repository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lassendiagramm gezeichne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PP und H Dateien angeleg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lassen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ariablen und Methoden angeleg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ererbungshierarchie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ommen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5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Vererbung hat Probleme gemacht. --&gt; Goog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wissenheit in Objektorientiertem pogram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wissenheit über benötigte Klassen und Method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Teilweise, hat es sehr lange gedauer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Wir haben alle Ziele erreicht, auch wenn sie durch viel unwissenheit lange gedauert hab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2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1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Henrik Birk</dc:creator>
    <meta:creation-date>2022-05-14T13:23:04Z</meta:creation-date>
    <dc:date>2022-05-29T08:38:50Z</dc:date>
    <meta:print-date>2022-05-20T12:43:49Z</meta:print-date>
    <meta:editing-cycles>12</meta:editing-cycles>
    <meta:editing-duration>PT0S</meta:editing-duration>
  </office:meta>
</office:document-meta>
</file>